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table:formula="of:=(0.01+0.5*SIN(PI()*2000*[.A3]))*(SIN(PI()*2000000*[.A3]))" office:value-type="float" office:value="-6.42833291855119E-015" calcext:value-type="float">
            <text:p>-6.42833291855119E-1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1*POWER(10;-3)" office:value-type="float" office:value="0.001" calcext:value-type="float">
            <text:p>0.001</text:p>
          </table:table-cell>
          <table:table-cell/>
          <table:table-cell table:formula="of:=(0.01+0.5*SIN(PI()*2000*[.A3]))*(SIN(PI()*2000000*[.A3]))" office:value-type="float" office:value="-6.42833291855119E-015" calcext:value-type="float">
            <text:p>-6.42833291855119E-15</text:p>
          </table:table-cell>
          <table:table-cell table:formula="of:=ABS([.C3])" office:value-type="float" office:value="6.42833291855119E-015" calcext:value-type="float">
            <text:p>6.42833291855119E-15</text:p>
          </table:table-cell>
          <table:table-cell table:formula="of:=[.D3]/[.$D$13]" office:value-type="float" office:value="0.0000000000000513026014302817" calcext:value-type="float">
            <text:p>5.13026014302817E-14</text:p>
          </table:table-cell>
          <table:table-cell table:formula="of:=[.E3]" office:value-type="float" office:value="0.0000000000000513026014302817" calcext:value-type="float">
            <text:p>5.13026014302817E-14</text:p>
          </table:table-cell>
          <table:table-cell table:number-columns-repeated="3"/>
        </table:table-row>
        <table:table-row table:style-name="ro1">
          <table:table-cell table:formula="of:=3.33*POWER(10;-4)" office:value-type="float" office:value="0.000333" calcext:value-type="float">
            <text:p>0.000333</text:p>
          </table:table-cell>
          <table:table-cell/>
          <table:table-cell table:formula="of:=(0.01+0.5*SIN(PI()*2000*[.A4]))*(SIN(PI()*2000000*[.A4]))" office:value-type="float" office:value="-0.0000000000000582359557154214" calcext:value-type="float">
            <text:p>-5.82359557154214E-14</text:p>
          </table:table-cell>
          <table:table-cell table:formula="of:=ABS([.C4])" office:value-type="float" office:value="0.0000000000000582359557154214" calcext:value-type="float">
            <text:p>5.82359557154214E-14</text:p>
          </table:table-cell>
          <table:table-cell table:formula="of:=[.D4]/[.$D$13]" office:value-type="float" office:value="0.000000000000464763736233679" calcext:value-type="float">
            <text:p>4.64763736233679E-13</text:p>
          </table:table-cell>
          <table:table-cell table:formula="of:=[.F3]+[.E4]" office:value-type="float" office:value="0.000000000000516066337663961" calcext:value-type="float">
            <text:p>5.16066337663961E-13</text:p>
          </table:table-cell>
          <table:table-cell table:number-columns-repeated="3"/>
        </table:table-row>
        <table:table-row table:style-name="ro1">
          <table:table-cell table:formula="of:=8*POWER(10;-4)" office:value-type="float" office:value="0.0008" calcext:value-type="float">
            <text:p>0.0008</text:p>
          </table:table-cell>
          <table:table-cell/>
          <table:table-cell table:formula="of:=(0.01+0.5*SIN(PI()*2000*[.A5]))*(SIN(PI()*2000000*[.A5]))" office:value-type="float" office:value="-0.0000000000000146316404772087" calcext:value-type="float">
            <text:p>-1.46316404772087E-14</text:p>
          </table:table-cell>
          <table:table-cell table:formula="of:=ABS([.C5])" office:value-type="float" office:value="0.0000000000000146316404772087" calcext:value-type="float">
            <text:p>1.46316404772087E-14</text:p>
          </table:table-cell>
          <table:table-cell table:formula="of:=[.D5]/[.$D$13]" office:value-type="float" office:value="0.000000000000116770744325823" calcext:value-type="float">
            <text:p>1.16770744325823E-13</text:p>
          </table:table-cell>
          <table:table-cell table:formula="of:=[.F4]+[.E5]" office:value-type="float" office:value="0.000000000000632837081989784" calcext:value-type="float">
            <text:p>6.32837081989784E-13</text:p>
          </table:table-cell>
          <table:table-cell table:number-columns-repeated="3"/>
        </table:table-row>
        <table:table-row table:style-name="ro1">
          <table:table-cell table:formula="of:=6.66*POWER(10;-4)" office:value-type="float" office:value="0.000666" calcext:value-type="float">
            <text:p>0.000666</text:p>
          </table:table-cell>
          <table:table-cell/>
          <table:table-cell table:formula="of:=(0.01+0.5*SIN(PI()*2000*[.A6]))*(SIN(PI()*2000000*[.A6]))" office:value-type="float" office:value="0.000000000000110806695985635" calcext:value-type="float">
            <text:p>1.10806695985635E-13</text:p>
          </table:table-cell>
          <table:table-cell table:formula="of:=ABS([.C6])" office:value-type="float" office:value="0.000000000000110806695985635" calcext:value-type="float">
            <text:p>1.10806695985635E-13</text:p>
          </table:table-cell>
          <table:table-cell table:formula="of:=[.D6]/[.$D$13]" office:value-type="float" office:value="0.000000000000884315083239133" calcext:value-type="float">
            <text:p>8.84315083239133E-13</text:p>
          </table:table-cell>
          <table:table-cell table:formula="of:=[.F5]+[.E6]" office:value-type="float" office:value="0.00000000000151715216522892" calcext:value-type="float">
            <text:p>1.51715216522892E-12</text:p>
          </table:table-cell>
          <table:table-cell table:number-columns-repeated="3"/>
        </table:table-row>
        <table:table-row table:style-name="ro1">
          <table:table-cell table:formula="of:=2*POWER(10;-4)" office:value-type="float" office:value="0.0002" calcext:value-type="float">
            <text:p>0.0002</text:p>
          </table:table-cell>
          <table:table-cell/>
          <table:table-cell table:formula="of:=(0.01+0.5*SIN(PI()*2000*[.A7]))*(SIN(PI()*2000000*[.A7]))" office:value-type="float" office:value="3.81506105720044E-015" calcext:value-type="float">
            <text:p>3.81506105720044E-15</text:p>
          </table:table-cell>
          <table:table-cell table:formula="of:=ABS([.C7])" office:value-type="float" office:value="3.81506105720044E-015" calcext:value-type="float">
            <text:p>3.81506105720044E-15</text:p>
          </table:table-cell>
          <table:table-cell table:formula="of:=[.D7]/[.$D$13]" office:value-type="float" office:value="0.000000000000030446860691505" calcext:value-type="float">
            <text:p>3.0446860691505E-14</text:p>
          </table:table-cell>
          <table:table-cell table:formula="of:=[.F6]+[.E7]" office:value-type="float" office:value="0.00000000000154759902592042" calcext:value-type="float">
            <text:p>1.54759902592042E-12</text:p>
          </table:table-cell>
          <table:table-cell table:number-columns-repeated="3"/>
        </table:table-row>
        <table:table-row table:style-name="ro1">
          <table:table-cell table:formula="of:=0*POWER(10;-5)" office:value-type="float" office:value="0" calcext:value-type="float">
            <text:p>0</text:p>
          </table:table-cell>
          <table:table-cell/>
          <table:table-cell table:formula="of:=(0.01+0.5*SIN(PI()*2000*[.A8]))*(SIN(PI()*2000000*[.A8]))" office:value-type="float" office:value="0" calcext:value-type="float">
            <text:p>0</text:p>
          </table:table-cell>
          <table:table-cell table:formula="of:=ABS([.C8])" office:value-type="float" office:value="0" calcext:value-type="float">
            <text:p>0</text:p>
          </table:table-cell>
          <table:table-cell table:formula="of:=[.D8]/[.$D$13]" office:value-type="float" office:value="0" calcext:value-type="float">
            <text:p>0</text:p>
          </table:table-cell>
          <table:table-cell table:formula="of:=[.F7]+[.E8]" office:value-type="float" office:value="0.00000000000154759902592042" calcext:value-type="float">
            <text:p>1.54759902592042E-12</text:p>
          </table:table-cell>
          <table:table-cell table:number-columns-repeated="3"/>
        </table:table-row>
        <table:table-row table:style-name="ro1">
          <table:table-cell table:formula="of:=6*POWER(10;-4)" office:value-type="float" office:value="0.0006" calcext:value-type="float">
            <text:p>0.0006</text:p>
          </table:table-cell>
          <table:table-cell/>
          <table:table-cell table:formula="of:=(0.01+0.5*SIN(PI()*2000*[.A9]))*(SIN(PI()*2000000*[.A9]))" office:value-type="float" office:value="-0.0000000000000712418087072941" calcext:value-type="float">
            <text:p>-7.12418087072941E-14</text:p>
          </table:table-cell>
          <table:table-cell table:formula="of:=ABS([.C9])" office:value-type="float" office:value="0.0000000000000712418087072941" calcext:value-type="float">
            <text:p>7.12418087072941E-14</text:p>
          </table:table-cell>
          <table:table-cell table:formula="of:=[.D9]/[.$D$13]" office:value-type="float" office:value="0.000000000000568559557134204" calcext:value-type="float">
            <text:p>5.68559557134204E-13</text:p>
          </table:table-cell>
          <table:table-cell table:formula="of:=[.F8]+[.E9]" office:value-type="float" office:value="0.00000000000211615858305463" calcext:value-type="float">
            <text:p>2.11615858305463E-12</text:p>
          </table:table-cell>
          <table:table-cell table:number-columns-repeated="3"/>
        </table:table-row>
        <table:table-row table:style-name="ro1">
          <table:table-cell table:formula="of:=4*POWER(10;-4)" office:value-type="float" office:value="0.0004" calcext:value-type="float">
            <text:p>0.0004</text:p>
          </table:table-cell>
          <table:table-cell/>
          <table:table-cell table:formula="of:=(0.01+0.5*SIN(PI()*2000*[.A10]))*(SIN(PI()*2000000*[.A10]))" office:value-type="float" office:value="4.77570112192518E-015" calcext:value-type="float">
            <text:p>4.77570112192518E-15</text:p>
          </table:table-cell>
          <table:table-cell table:formula="of:=ABS([.C10])" office:value-type="float" office:value="4.77570112192518E-015" calcext:value-type="float">
            <text:p>4.77570112192518E-15</text:p>
          </table:table-cell>
          <table:table-cell table:formula="of:=[.D10]/[.$D$13]" office:value-type="float" office:value="0.000000000000038113441589378" calcext:value-type="float">
            <text:p>3.8113441589378E-14</text:p>
          </table:table-cell>
          <table:table-cell table:formula="of:=[.F9]+[.E10]" office:value-type="float" office:value="0.000000000002154272024644" calcext:value-type="float">
            <text:p>2.154272024644E-12</text:p>
          </table:table-cell>
          <table:table-cell table:number-columns-repeated="3"/>
        </table:table-row>
        <table:table-row table:style-name="ro1">
          <table:table-cell table:formula="of:=9.33*POWER(10;-4)" office:value-type="float" office:value="0.000933" calcext:value-type="float">
            <text:p>0.000933</text:p>
          </table:table-cell>
          <table:table-cell/>
          <table:table-cell table:formula="of:=(0.01+0.5*SIN(PI()*2000*[.A11]))*(SIN(PI()*2000000*[.A11]))" office:value-type="float" office:value="0.000000000000065118250233818" calcext:value-type="float">
            <text:p>6.5118250233818E-14</text:p>
          </table:table-cell>
          <table:table-cell table:formula="of:=ABS([.C11])" office:value-type="float" office:value="0.000000000000065118250233818" calcext:value-type="float">
            <text:p>6.5118250233818E-14</text:p>
          </table:table-cell>
          <table:table-cell table:formula="of:=[.D11]/[.$D$13]" office:value-type="float" office:value="0.000000000000519689269350388" calcext:value-type="float">
            <text:p>5.19689269350388E-13</text:p>
          </table:table-cell>
          <table:table-cell table:formula="of:=[.F10]+[.E11]" office:value-type="float" office:value="0.00000000000267396129399439" calcext:value-type="float">
            <text:p>2.67396129399439E-12</text:p>
          </table:table-cell>
          <table:table-cell table:number-columns-repeated="3"/>
        </table:table-row>
        <table:table-row table:style-name="ro1">
          <table:table-cell table:formula="of:=6.66*POWER(10;-5)" office:value-type="float" office:value="0.0000666" calcext:value-type="float">
            <text:p>0.0000666</text:p>
          </table:table-cell>
          <table:table-cell/>
          <table:table-cell table:formula="of:=(0.01+0.5*SIN(PI()*2000*[.A12]))*(SIN(PI()*2000000*[.A12]))" office:value-type="float" office:value="-0.125302279793157" calcext:value-type="float">
            <text:p>-0.1253022798</text:p>
          </table:table-cell>
          <table:table-cell table:formula="of:=ABS([.C12])" office:value-type="float" office:value="0.125302279793157" calcext:value-type="float">
            <text:p>0.1253022798</text:p>
          </table:table-cell>
          <table:table-cell table:formula="of:=[.D12]/[.$D$13]" office:value-type="float" office:value="0.999999999997326" calcext:value-type="float">
            <text:p>1</text:p>
          </table:table-cell>
          <table:table-cell table:formula="of:=[.F11]+[.E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0.01+0.5*SIN(PI()*2000*[.A13]))*(SIN(PI()*2000000*[.A13]))" office:value-type="float" office:value="0" calcext:value-type="float">
            <text:p>0</text:p>
          </table:table-cell>
          <table:table-cell table:formula="of:=SUM([.D3:.D12])" office:value-type="float" office:value="0.125302279793492" calcext:value-type="float">
            <text:p>0.125302279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0.01+0.5*SIN(PI()*2000*[.A14]))*(SIN(PI()*2000000*[.A14]))"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(0.01+0.5*SIN(PI()*2000*[.A15]))*(SIN(PI()*2000000*[.A15]))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7.33*POWER(10;-4)" office:value-type="float" office:value="0.000733" calcext:value-type="float">
            <text:p>0.000733</text:p>
          </table:table-cell>
          <table:table-cell/>
          <table:table-cell table:formula="of:=(0.01+0.5*SIN(PI()*2000*[.A16]))*(SIN(PI()*2000000*[.A16]))" office:value-type="float" office:value="-0.000000000000165223377965539" calcext:value-type="float">
            <text:p>-1.65223377965539E-13</text:p>
          </table:table-cell>
          <table:table-cell table:formula="of:=ABS([.C16])" office:value-type="float" office:value="0.000000000000165223377965539" calcext:value-type="float">
            <text:p>1.65223377965539E-13</text:p>
          </table:table-cell>
          <table:table-cell table:formula="of:=[.D16]/[.$D$26]" office:value-type="float" office:value="0.000000000000659299169328992" calcext:value-type="float">
            <text:p>6.59299169328992E-13</text:p>
          </table:table-cell>
          <table:table-cell table:formula="of:=[.E16]" office:value-type="float" office:value="0.000000000000659299169328992" calcext:value-type="float">
            <text:p>6.59299169328992E-1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4.66*POWER(10;-4)" office:value-type="float" office:value="0.000466" calcext:value-type="float">
            <text:p>0.000466</text:p>
          </table:table-cell>
          <table:table-cell/>
          <table:table-cell table:formula="of:=(0.01+0.5*SIN(PI()*2000*[.A17]))*(SIN(PI()*2000000*[.A17]))" office:value-type="float" office:value="-4.99775889782846E-015" calcext:value-type="float">
            <text:p>-4.99775889782846E-15</text:p>
          </table:table-cell>
          <table:table-cell table:formula="of:=ABS([.C17])" office:value-type="float" office:value="4.99775889782846E-015" calcext:value-type="float">
            <text:p>4.99775889782846E-15</text:p>
          </table:table-cell>
          <table:table-cell table:formula="of:=[.D17]/[.$D$26]" office:value-type="float" office:value="0.0000000000000199428091255472" calcext:value-type="float">
            <text:p>1.99428091255472E-14</text:p>
          </table:table-cell>
          <table:table-cell table:formula="of:=[.E17]+[.F16]" office:value-type="float" office:value="0.000000000000679241978454539" calcext:value-type="float">
            <text:p>6.79241978454539E-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9.33*POWER(10;-4)" office:value-type="float" office:value="0.000933" calcext:value-type="float">
            <text:p>0.000933</text:p>
          </table:table-cell>
          <table:table-cell/>
          <table:table-cell table:formula="of:=(0.01+0.5*SIN(PI()*2000*[.A18]))*(SIN(PI()*2000000*[.A18]))" office:value-type="float" office:value="0.000000000000065118250233818" calcext:value-type="float">
            <text:p>6.5118250233818E-14</text:p>
          </table:table-cell>
          <table:table-cell table:formula="of:=ABS([.C18])" office:value-type="float" office:value="0.000000000000065118250233818" calcext:value-type="float">
            <text:p>6.5118250233818E-14</text:p>
          </table:table-cell>
          <table:table-cell table:formula="of:=[.D18]/[.$D$26]" office:value-type="float" office:value="0.000000000000259844634675537" calcext:value-type="float">
            <text:p>2.59844634675537E-13</text:p>
          </table:table-cell>
          <table:table-cell table:formula="of:=[.E18]+[.F17]" office:value-type="float" office:value="0.000000000000939086613130076" calcext:value-type="float">
            <text:p>9.39086613130076E-1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1.33*POWER(10;-4)" office:value-type="float" office:value="0.000133" calcext:value-type="float">
            <text:p>0.000133</text:p>
          </table:table-cell>
          <table:table-cell/>
          <table:table-cell table:formula="of:=(0.01+0.5*SIN(PI()*2000*[.A19]))*(SIN(PI()*2000000*[.A19]))" office:value-type="float" office:value="-9.70084908030299E-015" calcext:value-type="float">
            <text:p>-9.70084908030299E-15</text:p>
          </table:table-cell>
          <table:table-cell table:formula="of:=ABS([.C19])" office:value-type="float" office:value="9.70084908030299E-015" calcext:value-type="float">
            <text:p>9.70084908030299E-15</text:p>
          </table:table-cell>
          <table:table-cell table:formula="of:=[.D19]/[.$D$26]" office:value-type="float" office:value="0.0000000000000387097868303096" calcext:value-type="float">
            <text:p>3.87097868303096E-14</text:p>
          </table:table-cell>
          <table:table-cell table:formula="of:=[.E19]+[.F18]" office:value-type="float" office:value="0.000000000000977796399960386" calcext:value-type="float">
            <text:p>9.77796399960386E-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4.66*POWER(10;-4)" office:value-type="float" office:value="0.000466" calcext:value-type="float">
            <text:p>0.000466</text:p>
          </table:table-cell>
          <table:table-cell/>
          <table:table-cell table:formula="of:=(0.01+0.5*SIN(PI()*2000*[.A20]))*(SIN(PI()*2000000*[.A20]))" office:value-type="float" office:value="-4.99775889782846E-015" calcext:value-type="float">
            <text:p>-4.99775889782846E-15</text:p>
          </table:table-cell>
          <table:table-cell table:formula="of:=ABS([.C20])" office:value-type="float" office:value="4.99775889782846E-015" calcext:value-type="float">
            <text:p>4.99775889782846E-15</text:p>
          </table:table-cell>
          <table:table-cell table:formula="of:=[.D20]/[.$D$26]" office:value-type="float" office:value="0.0000000000000199428091255472" calcext:value-type="float">
            <text:p>1.99428091255472E-14</text:p>
          </table:table-cell>
          <table:table-cell table:formula="of:=[.E20]+[.F19]" office:value-type="float" office:value="0.000000000000997739209085933" calcext:value-type="float">
            <text:p>9.97739209085933E-13</text:p>
          </table:table-cell>
          <table:table-cell table:number-columns-repeated="3"/>
        </table:table-row>
        <table:table-row table:style-name="ro1">
          <table:table-cell table:formula="of:=6.66*POWER(10;-5)" office:value-type="float" office:value="0.0000666" calcext:value-type="float">
            <text:p>0.0000666</text:p>
          </table:table-cell>
          <table:table-cell/>
          <table:table-cell table:formula="of:=(0.01+0.5*SIN(PI()*2000*[.A21]))*(SIN(PI()*2000000*[.A21]))" office:value-type="float" office:value="-0.125302279793157" calcext:value-type="float">
            <text:p>-0.1253022798</text:p>
          </table:table-cell>
          <table:table-cell table:formula="of:=ABS([.C21])" office:value-type="float" office:value="0.125302279793157" calcext:value-type="float">
            <text:p>0.1253022798</text:p>
          </table:table-cell>
          <table:table-cell table:formula="of:=[.D21]/[.$D$26]" office:value-type="float" office:value="0.499999999999323" calcext:value-type="float">
            <text:p>0.5</text:p>
          </table:table-cell>
          <table:table-cell table:formula="of:=[.E21]+[.F20]" office:value-type="float" office:value="0.50000000000032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5.33*POWER(10;-4)" office:value-type="float" office:value="0.000533" calcext:value-type="float">
            <text:p>0.000533</text:p>
          </table:table-cell>
          <table:table-cell/>
          <table:table-cell table:formula="of:=(0.01+0.5*SIN(PI()*2000*[.A22]))*(SIN(PI()*2000000*[.A22]))" office:value-type="float" office:value="-9.65851346732441E-015" calcext:value-type="float">
            <text:p>-9.65851346732441E-15</text:p>
          </table:table-cell>
          <table:table-cell table:formula="of:=ABS([.C22])" office:value-type="float" office:value="9.65851346732441E-015" calcext:value-type="float">
            <text:p>9.65851346732441E-15</text:p>
          </table:table-cell>
          <table:table-cell table:formula="of:=[.D22]/[.$D$26]" office:value-type="float" office:value="0.0000000000000385408529009014" calcext:value-type="float">
            <text:p>3.85408529009014E-14</text:p>
          </table:table-cell>
          <table:table-cell table:formula="of:=[.E22]+[.F21]" office:value-type="float" office:value="0.500000000000359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9.33*POWER(10;-4)" office:value-type="float" office:value="0.000933" calcext:value-type="float">
            <text:p>0.000933</text:p>
          </table:table-cell>
          <table:table-cell/>
          <table:table-cell table:formula="of:=(0.01+0.5*SIN(PI()*2000*[.A23]))*(SIN(PI()*2000000*[.A23]))" office:value-type="float" office:value="0.000000000000065118250233818" calcext:value-type="float">
            <text:p>6.5118250233818E-14</text:p>
          </table:table-cell>
          <table:table-cell table:formula="of:=ABS([.C23])" office:value-type="float" office:value="0.000000000000065118250233818" calcext:value-type="float">
            <text:p>6.5118250233818E-14</text:p>
          </table:table-cell>
          <table:table-cell table:formula="of:=[.D23]/[.$D$26]" office:value-type="float" office:value="0.000000000000259844634675537" calcext:value-type="float">
            <text:p>2.59844634675537E-13</text:p>
          </table:table-cell>
          <table:table-cell table:formula="of:=[.E23]+[.F22]" office:value-type="float" office:value="0.500000000000619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8*POWER(10;-4)" office:value-type="float" office:value="0.0008" calcext:value-type="float">
            <text:p>0.0008</text:p>
          </table:table-cell>
          <table:table-cell/>
          <table:table-cell table:formula="of:=(0.01+0.5*SIN(PI()*2000*[.A24]))*(SIN(PI()*2000000*[.A24]))" office:value-type="float" office:value="-0.0000000000000146316404772087" calcext:value-type="float">
            <text:p>-1.46316404772087E-14</text:p>
          </table:table-cell>
          <table:table-cell table:formula="of:=ABS([.C24])" office:value-type="float" office:value="0.0000000000000146316404772087" calcext:value-type="float">
            <text:p>1.46316404772087E-14</text:p>
          </table:table-cell>
          <table:table-cell table:formula="of:=[.D24]/[.$D$26]" office:value-type="float" office:value="0.0000000000000583853721629886" calcext:value-type="float">
            <text:p>5.83853721629886E-14</text:p>
          </table:table-cell>
          <table:table-cell table:formula="of:=[.E24]+[.F23]" office:value-type="float" office:value="0.500000000000677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6.66*POWER(10;-5)" office:value-type="float" office:value="0.0000666" calcext:value-type="float">
            <text:p>0.0000666</text:p>
          </table:table-cell>
          <table:table-cell/>
          <table:table-cell table:formula="of:=(0.01+0.5*SIN(PI()*2000*[.A25]))*(SIN(PI()*2000000*[.A25]))" office:value-type="float" office:value="-0.125302279793157" calcext:value-type="float">
            <text:p>-0.1253022798</text:p>
          </table:table-cell>
          <table:table-cell table:formula="of:=ABS([.C25])" office:value-type="float" office:value="0.125302279793157" calcext:value-type="float">
            <text:p>0.1253022798</text:p>
          </table:table-cell>
          <table:table-cell table:formula="of:=[.D25]/[.$D$26]" office:value-type="float" office:value="0.499999999999323" calcext:value-type="float">
            <text:p>0.5</text:p>
          </table:table-cell>
          <table:table-cell table:formula="of:=[.E25]+[.F2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6:.D25])" office:value-type="float" office:value="0.250604559586654" calcext:value-type="float">
            <text:p>0.25060455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01:24.646779434</meta:creation-date>
    <dc:date>2019-03-26T14:58:20.630071166</dc:date>
    <meta:editing-duration>PT6M2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